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8.00pt"/>
    </style:style>
  </office:automatic-styles>
  <office:body>
    <office:text>
      <text:p text:style-name="P1"><text:span text:style-name="T1">Ty Trip to Carlingford </text:span></text:p>
      <text:p text:style-name="P1"><text:span text:style-name="T1">Thursday the 28 th of September, the Transition years’ went on their 4th year trip to Carlingford. Our first activity was called Laser Tag. After we ate our lunch we got ready for our next activity which was at Challenge Island. We were split up into various teams to play small quest games .After dinner we had the Night Walk. All .students were blindfolded and were led around the forest while tackling 'scary creatures' aka our teacher’s .The next day, students had to choose between water sports or land activities. These three challenges included Archery, rock climbing and the High Ropes. While the other group went to get ready to take part in activities like canoeing and pier jumping. I think I can speak for the majority of students when I say that it was an enjoyable trip.</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